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6a7ba" officeooo:paragraph-rsid="0016a7ba" style:font-weight-asian="bold" style:font-weight-complex="bold"/>
    </style:style>
    <style:style style:name="P2" style:family="paragraph" style:parent-style-name="Standard" style:list-style-name="L1">
      <style:text-properties fo:font-weight="bold" officeooo:rsid="0016a7ba" officeooo:paragraph-rsid="0016a7ba" style:font-weight-asian="bold" style:font-weight-complex="bold"/>
    </style:style>
    <style:style style:name="P3" style:family="paragraph" style:parent-style-name="Standard" style:list-style-name="L1">
      <style:text-properties fo:font-weight="bold" officeooo:rsid="0016a7ba" officeooo:paragraph-rsid="001db80f" style:font-weight-asian="bold" style:font-weight-complex="bold"/>
    </style:style>
    <style:style style:name="P4" style:family="paragraph" style:parent-style-name="Standard">
      <style:text-properties fo:font-weight="bold" officeooo:rsid="0016a7ba" officeooo:paragraph-rsid="001db80f" style:font-weight-asian="bold" style:font-weight-complex="bold"/>
    </style:style>
    <style:style style:name="P5" style:family="paragraph" style:parent-style-name="Standard" style:list-style-name="L1">
      <style:text-properties fo:font-weight="bold" officeooo:rsid="0017bbf8" officeooo:paragraph-rsid="0017bbf8" style:font-weight-asian="bold" style:font-weight-complex="bold"/>
    </style:style>
    <style:style style:name="P6" style:family="paragraph" style:parent-style-name="Standard">
      <style:text-properties fo:font-weight="bold" officeooo:rsid="0017bbf8" officeooo:paragraph-rsid="0017bbf8" style:font-weight-asian="bold" style:font-weight-complex="bold"/>
    </style:style>
    <style:style style:name="P7" style:family="paragraph" style:parent-style-name="Standard" style:list-style-name="L1">
      <style:text-properties fo:font-weight="bold" officeooo:rsid="0017fe43" officeooo:paragraph-rsid="0017fe43" style:font-weight-asian="bold" style:font-weight-complex="bold"/>
    </style:style>
    <style:style style:name="P8" style:family="paragraph" style:parent-style-name="Standard" style:list-style-name="L1">
      <style:text-properties fo:font-weight="bold" officeooo:rsid="001857e3" officeooo:paragraph-rsid="001857e3" style:font-weight-asian="bold" style:font-weight-complex="bold"/>
    </style:style>
    <style:style style:name="P9" style:family="paragraph" style:parent-style-name="Standard" style:list-style-name="L1">
      <style:text-properties fo:font-weight="bold" officeooo:rsid="00194cf9" officeooo:paragraph-rsid="00194cf9" style:font-weight-asian="bold" style:font-weight-complex="bold"/>
    </style:style>
    <style:style style:name="P10" style:family="paragraph" style:parent-style-name="Standard" style:list-style-name="L1">
      <style:text-properties fo:font-weight="bold" officeooo:rsid="001b7734" officeooo:paragraph-rsid="001b7734" style:font-weight-asian="bold" style:font-weight-complex="bold"/>
    </style:style>
    <style:style style:name="P11" style:family="paragraph" style:parent-style-name="Standard" style:list-style-name="L1">
      <style:text-properties fo:font-weight="bold" officeooo:rsid="001bb271" officeooo:paragraph-rsid="001db80f" style:font-weight-asian="bold" style:font-weight-complex="bold"/>
    </style:style>
    <style:style style:name="P12" style:family="paragraph" style:parent-style-name="Standard" style:list-style-name="L1">
      <style:text-properties fo:font-weight="bold" officeooo:rsid="001db80f" officeooo:paragraph-rsid="001db80f" style:font-weight-asian="bold" style:font-weight-complex="bold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officeooo:rsid="001db80f" officeooo:paragraph-rsid="001db80f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db80f" officeooo:paragraph-rsid="001db80f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770f" style:font-weight-asian="normal" style:font-weight-complex="normal"/>
    </style:style>
    <style:style style:name="T3" style:family="text">
      <style:text-properties fo:font-weight="normal" officeooo:rsid="0017bbf8" style:font-weight-asian="normal" style:font-weight-complex="normal"/>
    </style:style>
    <style:style style:name="T4" style:family="text">
      <style:text-properties fo:font-weight="normal" officeooo:rsid="001fa775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7bbf8" style:font-style-asian="italic" style:font-weight-asian="normal" style:font-style-complex="italic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font-name="Liberation Serif" fo:font-weight="normal" officeooo:rsid="001fa775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025<text:span text:style-name="T1"> </text:span>LILUG Meeting</text:p>
      <text:p text:style-name="P14"><text:span text:style-name="T1">January 14</text:span><text:span text:style-name="T6">th</text:span><text:span text:style-name="T1">, 2025, Digital Ballpark</text:span></text:p>
      <text:p text:style-name="P14"><text:span text:style-name="T1">Pace-notes by Chris Trimble</text:span></text:p>
      <text:p text:style-name="P1"><text:span text:style-name="T1"/></text:p>
      <text:p text:style-name="P4"><text:span text:style-name="T5">News topics/small-talk:</text:span></text:p>
      <text:list xml:id="list3973645845" text:style-name="L1">
        <text:list-item>
          <text:p text:style-name="P5"><text:span text:style-name="T1">AI made videos (Gordon)</text:span></text:p>
        </text:list-item>
        <text:list-item>
          <text:p text:style-name="P5"><text:span text:style-name="T1">NVIDIA DIGITS AI workstation: </text:span><text:a xlink:type="simple" xlink:href="https://nvidianews.nvidia.com/news/nvidia-puts-grace-blackwell-on-every-desk-and-at-every-ai-developers-fingertips" text:style-name="Internet_20_link" text:visited-style-name="Visited_20_Internet_20_Link"><text:span text:style-name="T1">https://nvidianews.nvidia.com/news/nvidia-puts-grace-blackwell-on-every-desk-and-at-every-ai-developers-fingertips</text:span></text:a></text:p>
        </text:list-item>
      </text:list>
      <text:p text:style-name="P6"><text:span text:style-name="T1"/></text:p>
      <text:p text:style-name="P13"><text:span text:style-name="T1">Main Discussion: Wearable ECG Earphones, Presented by Authoy &amp; Mohammad</text:span></text:p>
      <text:list xml:id="list234036949122303" text:continue-numbering="true" text:style-name="L1">
        <text:list-item>
          <text:p text:style-name="P5"><text:span text:style-name="T1">Niura: </text:span><text:a xlink:type="simple" xlink:href="https://www.niura.io/" text:style-name="Internet_20_link" text:visited-style-name="Visited_20_Internet_20_Link"><text:span text:style-name="T1">https://www.niura.io/</text:span></text:a></text:p>
          <text:list>
            <text:list-item>
              <text:p text:style-name="P5"><text:span text:style-name="T1">Earbuds that read ECG brain signals</text:span></text:p>
            </text:list-item>
            <text:list-item>
              <text:p text:style-name="P5"><text:span text:style-name="T1">Conductive rubber ear tips (5</text:span><text:span text:style-name="T7">Ω</text:span><text:span text:style-name="T1"> resistance)</text:span></text:p>
            </text:list-item>
            <text:list-item>
              <text:p text:style-name="P5"><text:span text:style-name="T1">pending FDA clearance</text:span></text:p>
            </text:list-item>
            <text:list-item>
              <text:p text:style-name="P7"><text:span text:style-name="T1">focus on productivity</text:span></text:p>
            </text:list-item>
            <text:list-item>
              <text:p text:style-name="P8"><text:span text:style-name="T1">Minimum Viable Product, pre-order, possible Samsung partnership in future</text:span></text:p>
            </text:list-item>
            <text:list-item>
              <text:p text:style-name="P9"><text:span text:style-name="T1">OpenBCI: Open Source Brain Computer Interface </text:span><text:a xlink:type="simple" xlink:href="https://openbci.com/about" text:style-name="Internet_20_link" text:visited-style-name="Visited_20_Internet_20_Link"><text:span text:style-name="T1">https://openbci.com/about</text:span></text:a></text:p>
            </text:list-item>
            <text:list-item>
              <text:p text:style-name="P9"><text:span text:style-name="T1">Consider Nyquist Sampling Theorem: </text:span><text:a xlink:type="simple" xlink:href="https://en.wikipedia.org/wiki/Nyquist–Shannon_sampling_theorem" text:style-name="Internet_20_link" text:visited-style-name="Visited_20_Internet_20_Link"><text:span text:style-name="T1">https://en.wikipedia.org/wiki/Nyquist%E2%80%93Shannon_sampling_theorem</text:span></text:a><text:span text:style-name="T2">\</text:span></text:p>
            </text:list-item>
            <text:list-item>
              <text:p text:style-name="P10"><text:span text:style-name="T2">U</text:span><text:span text:style-name="T1">se Amazon Amplify platform-as-service</text:span></text:p>
            </text:list-item>
            <text:list-item>
              <text:p text:style-name="P12"><text:span text:style-name="T1">Company Contact Info:</text:span></text:p>
              <text:list>
                <text:list-item>
                  <text:p text:style-name="P11"><text:a xlink:type="simple" xlink:href="mailto:authoy@niura.io" text:style-name="Internet_20_link" text:visited-style-name="Visited_20_Internet_20_Link"><text:span text:style-name="T1">authoy@niura.io</text:span></text:a></text:p>
                </text:list-item>
                <text:list-item>
                  <text:p text:style-name="P11"><text:a xlink:type="simple" xlink:href="mailto:mohammad@niura.i" text:style-name="Internet_20_link" text:visited-style-name="Visited_20_Internet_20_Link"><text:span text:style-name="T1">mohammad@niura.i</text:span></text:a><text:a xlink:type="simple" xlink:href="mailto:mohammad@niura.io" text:style-name="Internet_20_link" text:visited-style-name="Visited_20_Internet_20_Link"><text:span text:style-name="T1">o</text:span></text:a></text:p>
                </text:list-item>
                <text:list-item>
                  <text:p text:style-name="P11"><text:a xlink:type="simple" xlink:href="mailto:ryan@niura.io" text:style-name="Internet_20_link" text:visited-style-name="Visited_20_Internet_20_Link"><text:span text:style-name="T1">ryan@niura.io</text:span></text:a></text:p>
                </text:list-item>
              </text:list>
            </text:list-item>
          </text:list>
        </text:list-item>
      </text:list>
      <text:p text:style-name="P4"><text:span text:style-name="T1"/></text:p>
      <text:p text:style-name="P13"><text:span text:style-name="T1">Future Meeting Considerations:</text:span></text:p>
      <text:list xml:id="list234037558161310" text:continue-numbering="true" text:style-name="L1">
        <text:list-item>
          <text:p text:style-name="P3"><text:span text:style-name="T1">John may speak next month for his tech company</text:span></text:p>
          <text:list>
            <text:list-item>
              <text:p text:style-name="P3"><text:span text:style-name="T1">3d model created via app to ship home or get print file</text:span></text:p>
            </text:list-item>
          </text:list>
        </text:list-item>
        <text:list-item>
          <text:p text:style-name="P3"><text:span text:style-name="T1">Autonomous drones may be another topi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5:50:46.066305617</meta:creation-date>
    <dc:date>2025-01-14T23:40:35.892667835</dc:date>
    <meta:editing-duration>PT2H15M2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33" meta:character-count="1038" meta:non-whitespace-character-count="947"/>
  </office:meta>
</office:document-meta>
</file>